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ato" fo:color="#2D3B45" fo:font-size="8.5pt" style:font-size-asian="8.5pt" style:font-size-complex="8.5pt" fo:background-color="#FFFFFF"/>
    </style:style>
  </office:automatic-styles>
  <office:body>
    <office:text text:use-soft-page-breaks="true">
      <text:p text:style-name="P1"><text:span text:style-name="T2">https://smallbasic-publicwebsite.azurewebsites.net/assets/tutorial-downloads/CodingClub_Practice05.pd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ura Lauryte</meta:initial-creator>
    <dc:creator>Laura Lauryte</dc:creator>
    <meta:creation-date>2023-01-11T20:36:00Z</meta:creation-date>
    <dc:date>2023-01-11T20:36:00Z</dc:date>
    <meta:template xlink:href="Normal" xlink:type="simple"/>
    <meta:editing-cycles>1</meta:editing-cycles>
    <meta:editing-duration>PT0S</meta:editing-duration>
    <meta:document-statistic meta:page-count="1" meta:paragraph-count="1" meta:word-count="15" meta:character-count="102" meta:row-count="1" meta:non-whitespace-character-count="88"/>
  </office:meta>
</office:document-meta>
</file>